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1.86mm" fo:break-before="auto" style:use-optimal-row-height="true"/>
    </style:style>
    <style:style style:name="ro2" style:family="table-row">
      <style:table-row-properties style:row-height="24.22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67.6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Mechanically-powered hammers often look quite different from the hand tools, but nevertheless, most of them work on the same principle. They include:</text:p>
          </table:table-cell>
        </table:table-row>
        <table:table-row table:style-name="ro2">
          <table:table-cell office:value-type="string" calcext:value-type="string">
            <text:p><text:a xlink:href="https://en.wikipedia.org/wiki/Hammer_drill" xlink:type="simple">Hammer drill</text:a>, that combines a jackhammer-like mechanism with a <text:a xlink:href="https://en.wikipedia.org/wiki/Drill" xlink:type="simple">drill</text:a></text:p>
          </table:table-cell>
        </table:table-row>
        <table:table-row table:style-name="ro3">
          <table:table-cell office:value-type="string" calcext:value-type="string">
            <text:p><text:a xlink:href="https://en.wikipedia.org/wiki/High_Frequency_Impact_Treatment" xlink:type="simple">High Frequency Impact Treatment</text:a> hammer — for aftertreatment of weld transitions</text:p>
          </table:table-cell>
        </table:table-row>
        <table:table-row table:style-name="ro4">
          <table:table-cell office:value-type="string" calcext:value-type="string">
            <text:p><text:a xlink:href="https://en.wikipedia.org/wiki/Jackhammer" xlink:type="simple">Jackhammer</text:a></text:p>
          </table:table-cell>
        </table:table-row>
        <table:table-row table:style-name="ro4">
          <table:table-cell office:value-type="string" calcext:value-type="string">
            <text:p><text:a xlink:href="https://en.wikipedia.org/wiki/Steam_hammer" xlink:type="simple">Steam hammer</text:a></text:p>
          </table:table-cell>
        </table:table-row>
        <table:table-row table:style-name="ro4">
          <table:table-cell office:value-type="string" calcext:value-type="string">
            <text:p><text:a xlink:href="https://en.wikipedia.org/wiki/Trip_hammer" xlink:type="simple">Trip hammer</text:a></text:p>
          </table:table-cell>
        </table:table-row>
        <table:table-row table:style-name="ro5">
          <table:table-cell office:value-type="string" calcext:value-type="string">
            <text:p>In professional <text:a xlink:href="https://en.wikipedia.org/wiki/Framing_(construction)" xlink:type="simple">framing</text:a> <text:a xlink:href="https://en.wikipedia.org/wiki/Carpenter" xlink:type="simple">carpentry</text:a>, the manual hammer has almost been completely replaced by the <text:a xlink:href="https://en.wikipedia.org/wiki/Nail_gun" xlink:type="simple">nail gun</text:a>. In professional <text:a xlink:href="https://en.wikipedia.org/wiki/Upholstery" xlink:type="simple">upholstery</text:a>, its chief competitor is the <text:a xlink:href="https://en.wikipedia.org/wiki/Staple_gun" xlink:type="simple">staple gun</text:a>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4:46:09.690000000</meta:creation-date>
    <dc:date>2017-12-10T14:46:30.013000000</dc:date>
    <meta:editing-duration>PT20S</meta:editing-duration>
    <meta:editing-cycles>1</meta:editing-cycles>
    <meta:document-statistic meta:table-count="1" meta:cell-count="7" meta:object-count="0"/>
    <meta:generator>LibreOffice/5.2.1.2$Windows_x86 LibreOffice_project/31dd62db80d4e60af04904455ec9c9219178d620</meta:generator>
  </office:meta>
</office:document-meta>
</file>